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dc1" officeooo:paragraph-rsid="000eedc1"/>
    </style:style>
    <style:style style:name="gr1" style:family="graphic" style:parent-style-name="Frame">
      <style:graphic-properties draw:textarea-horizontal-align="justify" draw:textarea-vertical-align="middle" draw:auto-grow-height="false" fo:min-height="1.132cm" fo:min-width="2.10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Shape1" draw:style-name="gr1" svg:width="4.211cm" svg:height="2.262cm" svg:x="6.622cm" svg:y="1.281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Xx xx x xx x x xx xxxx x <text:s/>x x xx x x xx x x x xxxxx xx x x x xx <text:s/>xx <text:s/>x xx x x x x x x x x x x xx x x x x xxxx x x x x x xxxxxxx xxxx Xx xx x xx x x xx xxxx x <text:s/>x x xx x x xx x x x xxxxx xx x x x xx <text:s/>xx <text:s/>x xx x x x x x x x x x x xx x x x x xxxx x x x x x xxxxxx xxxxxXx xx x xx x x xx xxxx x <text:s/>x x xx x x xx x x x xxxxx xx x x x xx <text:s/>xx <text:s/>x xx x x x x x x x x x x xx x x x x xxxx x x x x x xxxxxx xxxxxXx xx x xx x x xx xxxx x <text:s/>x x xx x x xx x x x xxxxx xx x x x xx <text:s/>xx <text:s/>x xx x x x x x x x x x x xx x x x x xxxx x x x x x xxxxx xxxx xxXx xx x xx x x xx xxxx x <text:s/>x x xx x x xx x x x xxxxx xx x x x xx <text:s/>xx <text:s/>x xx x x x x x x x x x x xx x x x x xxxx x x x x x xxxx xxxx xxxXx xx x xx x x xx xxxx x <text:s/>x x xx x x xx x x x xxxxx xx x x x xx <text:s/>xx <text:s/>x xx x x x x x x x x x x xx x x x x xxxx x x x x x xxxxx xxxxx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7T13:30:07.802000000</dc:date>
    <meta:editing-duration>PT2M11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" meta:word-count="298" meta:character-count="795" meta:non-whitespace-character-count="480"/>
  </office:meta>
</office:document-meta>
</file>